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862" officeooo:paragraph-rsid="00198862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a74f5" officeooo:paragraph-rsid="001a74f5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a9590" officeooo:paragraph-rsid="001a9590"/>
    </style:style>
    <style:style style:name="P4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1a74f5" officeooo:paragraph-rsid="001a74f5"/>
    </style:style>
    <style:style style:name="P5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6pt solid #000000" style:join-border="false"/>
      <style:text-properties officeooo:rsid="001a9590" officeooo:paragraph-rsid="001a9590"/>
    </style:style>
    <style:style style:name="T1" style:family="text">
      <style:text-properties officeooo:rsid="001a9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as de alumnos para firmar con control escolar 5</text:p>
      <text:p text:style-name="P1"/>
      <text:p text:style-name="P2">Daniel Ayala Martinez -Carta de aceptacion , carta de aceptacion.</text:p>
      <text:p text:style-name="P2">7227462006</text:p>
      <text:p text:style-name="P2"/>
      <text:p text:style-name="P2"><text:a xlink:type="simple" xlink:href="mailto:danitho_956@yahoo.com">danitho_956@yahoo.com</text:a></text:p>
      <text:p text:style-name="P2"/>
      <text:p text:style-name="P4"/>
      <text:p text:style-name="P2">Ivan Onder Alba Miranda – Carta de presentacion,aceptacion</text:p>
      <text:p text:style-name="P2">2745267 <text:s text:c="3"/>7225684622</text:p>
      <text:p text:style-name="P2"><text:a xlink:type="simple" xlink:href="mailto:Onderalba956@gmail.com">Onderalba956@gmail.com</text:a></text:p>
      <text:p text:style-name="P2"/>
      <text:p text:style-name="P4"/>
      <text:p text:style-name="P2">Alavarez Giovani Eder -Carta de presentacion, asiganacion de tutor ,<text:span text:style-name="T1">alta</text:span></text:p>
      <text:p text:style-name="P2"/>
      <text:p text:style-name="P5"/>
      <text:p text:style-name="P3">Dulce Maria Almacen Diaz – Alta </text:p>
      <text:p text:style-name="P5"/>
      <text:p text:style-name="P2"/>
      <text:p text:style-name="P3">Cruz Alvarez Giovani Eder – Alta</text:p>
      <text:p text:style-name="P5"/>
      <text:p text:style-name="P2"/>
      <text:p text:style-name="P3">Jorge Ivan Casas Ortiz- Alta, Carta de aceptacion, carta de presentacion,asignacion de tutor</text:p>
      <text:p text:style-name="P5"/>
      <text:p text:style-name="P3">Miranda Reyes Silvia -Alta</text:p>
      <text:p text:style-name="P5"/>
      <text:p text:style-name="P5">Garcia Villegas Erick- Alta,carta de aceptacion, ,presentacion, proyec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3:05:09.711303618</meta:creation-date>
    <dc:date>2015-07-03T17:14:24.845634773</dc:date>
    <meta:editing-duration>PT37S</meta:editing-duration>
    <meta:editing-cycles>1</meta:editing-cycles>
    <meta:document-statistic meta:table-count="0" meta:image-count="0" meta:object-count="0" meta:page-count="1" meta:paragraph-count="13" meta:word-count="76" meta:character-count="574" meta:non-whitespace-character-count="504"/>
    <meta:generator>LibreOffice/4.2.7.2$Linux_X86_64 LibreOffice_project/420m0$Build-2</meta:generator>
  </office:meta>
</office:document-meta>
</file>